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8860" officeooo:paragraph-rsid="001d8860"/>
    </style:style>
    <style:style style:name="P2" style:family="paragraph" style:parent-style-name="Standard">
      <style:text-properties officeooo:paragraph-rsid="001d8860"/>
    </style:style>
    <style:style style:name="P3" style:family="paragraph" style:parent-style-name="Standard">
      <style:text-properties style:font-name="FreeMono" fo:font-size="10pt" officeooo:rsid="001d8860" officeooo:paragraph-rsid="001d8860" style:font-size-asian="10pt" style:font-size-complex="10pt"/>
    </style:style>
    <style:style style:name="P4" style:family="paragraph" style:parent-style-name="Heading">
      <style:text-properties officeooo:rsid="0026bc01" officeooo:paragraph-rsid="0026bc01"/>
    </style:style>
    <style:style style:name="P5" style:family="paragraph" style:parent-style-name="Heading">
      <style:text-properties officeooo:rsid="0026bc01" officeooo:paragraph-rsid="0027febf"/>
    </style:style>
    <style:style style:name="P6" style:family="paragraph" style:parent-style-name="Heading">
      <style:text-properties officeooo:rsid="0029cff1" officeooo:paragraph-rsid="0029cff1"/>
    </style:style>
    <style:style style:name="P7" style:family="paragraph" style:parent-style-name="Text_20_body">
      <style:text-properties officeooo:paragraph-rsid="001f0824"/>
    </style:style>
    <style:style style:name="P8" style:family="paragraph" style:parent-style-name="Text_20_body">
      <style:text-properties officeooo:rsid="001f0824" officeooo:paragraph-rsid="001f0824"/>
    </style:style>
    <style:style style:name="P9" style:family="paragraph" style:parent-style-name="Text_20_body">
      <style:text-properties style:font-name="FreeMono" fo:font-size="10pt" officeooo:rsid="00206d67" officeooo:paragraph-rsid="00206d67" style:font-size-asian="10pt" style:font-size-complex="10pt"/>
    </style:style>
    <style:style style:name="P10" style:family="paragraph" style:parent-style-name="Text_20_body">
      <style:text-properties style:font-name="FreeMono" fo:font-size="10pt" officeooo:rsid="0027febf" officeooo:paragraph-rsid="0027febf" style:font-size-asian="10pt" style:font-size-complex="10pt"/>
    </style:style>
    <style:style style:name="P11" style:family="paragraph" style:parent-style-name="Text_20_body">
      <style:text-properties style:font-name="FreeMono" fo:font-size="10pt" officeooo:rsid="00206d67" officeooo:paragraph-rsid="00206d67" style:font-size-asian="8.75pt" style:font-size-complex="10pt"/>
    </style:style>
    <style:style style:name="P12" style:family="paragraph" style:parent-style-name="Text_20_body">
      <style:text-properties style:font-name="FreeMono" fo:font-size="10pt" officeooo:rsid="002185d5" officeooo:paragraph-rsid="002185d5" style:font-size-asian="8.75pt" style:font-size-complex="10pt"/>
    </style:style>
    <style:style style:name="P13" style:family="paragraph" style:parent-style-name="Text_20_body">
      <style:text-properties style:font-name="FreeMono" fo:font-size="10pt" officeooo:rsid="0029cff1" officeooo:paragraph-rsid="0029cff1" style:font-size-asian="8.75pt" style:font-size-complex="10pt"/>
    </style:style>
    <style:style style:name="P14" style:family="paragraph" style:parent-style-name="Text_20_body">
      <style:text-properties style:font-name="FreeMono" fo:font-size="10.5pt" officeooo:rsid="0029cff1" officeooo:paragraph-rsid="0029cff1" style:font-size-asian="10.5pt" style:font-size-complex="10.5pt"/>
    </style:style>
    <style:style style:name="P15" style:family="paragraph" style:parent-style-name="Text_20_body">
      <style:text-properties style:font-name="Liberation Serif" fo:font-size="10pt" officeooo:rsid="00206d67" officeooo:paragraph-rsid="00206d67" style:font-size-asian="10pt" style:font-size-complex="10pt"/>
    </style:style>
    <style:style style:name="P16" style:family="paragraph" style:parent-style-name="Text_20_body">
      <style:text-properties style:font-name="Liberation Serif" fo:font-size="12pt" officeooo:rsid="002185d5" officeooo:paragraph-rsid="002185d5" style:font-size-asian="12pt" style:font-size-complex="12pt"/>
    </style:style>
    <style:style style:name="P17" style:family="paragraph" style:parent-style-name="Text_20_body">
      <style:text-properties style:font-name="Liberation Serif" fo:font-size="12pt" officeooo:rsid="0029cff1" officeooo:paragraph-rsid="0029cff1" style:font-size-asian="12pt" style:font-size-complex="12pt"/>
    </style:style>
    <style:style style:name="P18" style:family="paragraph" style:parent-style-name="Text_20_body">
      <style:text-properties style:font-name="Liberation Serif" fo:font-size="12pt" officeooo:rsid="0026bc01" officeooo:paragraph-rsid="0026bc01" style:font-size-asian="10.5pt" style:font-size-complex="12pt"/>
    </style:style>
    <style:style style:name="P19" style:family="paragraph" style:parent-style-name="Text_20_body">
      <style:text-properties style:font-name="Liberation Serif" fo:font-size="12pt" officeooo:rsid="0029cff1" officeooo:paragraph-rsid="0029cff1" style:font-size-asian="10.5pt" style:font-size-complex="12pt"/>
    </style:style>
    <style:style style:name="P20" style:family="paragraph" style:parent-style-name="Text_20_body">
      <style:text-properties officeooo:rsid="002185d5" officeooo:paragraph-rsid="002185d5"/>
    </style:style>
    <style:style style:name="P21" style:family="paragraph" style:parent-style-name="Text_20_body">
      <style:text-properties officeooo:rsid="0022aae2" officeooo:paragraph-rsid="0022aae2"/>
    </style:style>
    <style:style style:name="P22" style:family="paragraph" style:parent-style-name="Text_20_body">
      <style:text-properties officeooo:rsid="0022aae2" officeooo:paragraph-rsid="00240d25"/>
    </style:style>
    <style:style style:name="P23" style:family="paragraph" style:parent-style-name="Text_20_body">
      <style:text-properties officeooo:rsid="0022aae2" officeooo:paragraph-rsid="0024837a"/>
    </style:style>
    <style:style style:name="P24" style:family="paragraph" style:parent-style-name="Text_20_body">
      <style:text-properties fo:font-weight="bold" officeooo:rsid="00240d25" officeooo:paragraph-rsid="00240d25" style:font-weight-asian="bold" style:font-weight-complex="bold"/>
    </style:style>
    <style:style style:name="P25" style:family="paragraph" style:parent-style-name="Text_20_body">
      <style:text-properties fo:font-weight="bold" officeooo:rsid="00240d25" officeooo:paragraph-rsid="0024837a" style:font-weight-asian="bold" style:font-weight-complex="bold"/>
    </style:style>
    <style:style style:name="P26" style:family="paragraph" style:parent-style-name="Text_20_body">
      <style:text-properties fo:font-weight="bold" officeooo:rsid="0022aae2" officeooo:paragraph-rsid="00240d25" style:font-weight-asian="bold" style:font-weight-complex="bold"/>
    </style:style>
    <style:style style:name="P27" style:family="paragraph" style:parent-style-name="Text_20_body">
      <style:text-properties fo:font-style="italic" officeooo:rsid="0024837a" officeooo:paragraph-rsid="0024837a" style:font-style-asian="italic" style:font-style-complex="italic"/>
    </style:style>
    <style:style style:name="P28" style:family="paragraph" style:parent-style-name="Text_20_body">
      <style:text-properties fo:font-style="normal" fo:font-weight="bold" officeooo:rsid="00240d25" officeooo:paragraph-rsid="0024837a" style:font-style-asian="normal" style:font-weight-asian="bold" style:font-style-complex="normal" style:font-weight-complex="bold"/>
    </style:style>
    <style:style style:name="P29" style:family="paragraph" style:parent-style-name="Text_20_body">
      <style:text-properties fo:font-style="normal" fo:font-weight="bold" officeooo:rsid="00240d25" officeooo:paragraph-rsid="002486fa" style:font-style-asian="normal" style:font-weight-asian="bold" style:font-style-complex="normal" style:font-weight-complex="bold"/>
    </style:style>
    <style:style style:name="P30" style:family="paragraph" style:parent-style-name="Text_20_body">
      <style:text-properties fo:font-style="normal" fo:font-weight="bold" officeooo:rsid="0024837a" officeooo:paragraph-rsid="0024837a" style:font-style-asian="normal" style:font-weight-asian="bold" style:font-style-complex="normal" style:font-weight-complex="bold"/>
    </style:style>
    <style:style style:name="P31" style:family="paragraph" style:parent-style-name="Text_20_body">
      <style:text-properties fo:font-style="normal" fo:font-weight="bold" officeooo:rsid="002486fa" officeooo:paragraph-rsid="002486fa" style:font-style-asian="normal" style:font-weight-asian="bold" style:font-style-complex="normal" style:font-weight-complex="bold"/>
    </style:style>
    <style:style style:name="P32" style:family="paragraph" style:parent-style-name="Text_20_body">
      <style:text-properties fo:font-style="normal" fo:font-weight="normal" officeooo:rsid="002486fa" officeooo:paragraph-rsid="002486fa" style:font-style-asian="normal" style:font-weight-asian="normal" style:font-style-complex="normal" style:font-weight-complex="normal"/>
    </style:style>
    <style:style style:name="P33" style:family="paragraph" style:parent-style-name="Text_20_body">
      <style:text-properties officeooo:rsid="00249d51" officeooo:paragraph-rsid="00249d51"/>
    </style:style>
    <style:style style:name="P34" style:family="paragraph" style:parent-style-name="Text_20_body">
      <style:text-properties officeooo:rsid="00249d51" officeooo:paragraph-rsid="00264d33"/>
    </style:style>
    <style:style style:name="P35" style:family="paragraph" style:parent-style-name="Text_20_body">
      <style:text-properties officeooo:paragraph-rsid="00264d33"/>
    </style:style>
    <style:style style:name="P36" style:family="paragraph" style:parent-style-name="Text_20_body">
      <style:text-properties officeooo:rsid="00264d33" officeooo:paragraph-rsid="00264d33"/>
    </style:style>
    <style:style style:name="P37" style:family="paragraph" style:parent-style-name="Text_20_body">
      <style:text-properties officeooo:rsid="0026bc01" officeooo:paragraph-rsid="0026bc01"/>
    </style:style>
    <style:style style:name="P38" style:family="paragraph" style:parent-style-name="Text_20_body">
      <style:text-properties officeooo:rsid="0027febf" officeooo:paragraph-rsid="0027febf"/>
    </style:style>
    <style:style style:name="P39" style:family="paragraph" style:parent-style-name="Text_20_body">
      <style:text-properties officeooo:rsid="0029cff1" officeooo:paragraph-rsid="0029cff1"/>
    </style:style>
    <style:style style:name="P40" style:family="paragraph" style:parent-style-name="Standard">
      <style:text-properties fo:font-weight="bold" officeooo:rsid="001d8860" officeooo:paragraph-rsid="001d8860" style:font-weight-asian="bold" style:font-weight-complex="bold"/>
    </style:style>
    <style:style style:name="P41" style:family="paragraph" style:parent-style-name="Standard">
      <style:text-properties officeooo:rsid="0022aae2" officeooo:paragraph-rsid="002b5f54"/>
    </style:style>
    <style:style style:name="P42" style:family="paragraph" style:parent-style-name="Text_20_body">
      <style:text-properties officeooo:rsid="00240d25" officeooo:paragraph-rsid="00240d25"/>
    </style:style>
    <style:style style:name="P43" style:family="paragraph" style:parent-style-name="Text_20_body">
      <style:text-properties fo:font-weight="normal" officeooo:rsid="00249d51" officeooo:paragraph-rsid="00249d51" style:font-weight-asian="normal" style:font-weight-complex="normal"/>
    </style:style>
    <style:style style:name="P44" style:family="paragraph" style:parent-style-name="Text_20_body">
      <style:text-properties fo:font-style="italic" fo:font-weight="normal" officeooo:rsid="0024837a" officeooo:paragraph-rsid="0024837a" style:font-style-asian="italic" style:font-weight-asian="normal" style:font-style-complex="italic" style:font-weight-complex="normal"/>
    </style:style>
    <style:style style:name="P45" style:family="paragraph" style:parent-style-name="Text_20_body">
      <style:text-properties fo:font-style="italic" fo:font-weight="normal" officeooo:rsid="0022aae2" officeooo:paragraph-rsid="0024837a" style:font-style-asian="italic" style:font-weight-asian="normal" style:font-style-complex="italic" style:font-weight-complex="normal"/>
    </style:style>
    <style:style style:name="P46" style:family="paragraph" style:parent-style-name="Text_20_body">
      <style:text-properties officeooo:rsid="0024837a" officeooo:paragraph-rsid="0024837a"/>
    </style:style>
    <style:style style:name="P47" style:family="paragraph" style:parent-style-name="Text_20_body">
      <style:text-properties fo:font-style="normal" fo:font-weight="normal" officeooo:rsid="0022aae2" officeooo:paragraph-rsid="0024837a" style:font-style-asian="normal" style:font-weight-asian="normal" style:font-style-complex="normal" style:font-weight-complex="normal"/>
    </style:style>
    <style:style style:name="P48" style:family="paragraph" style:parent-style-name="Text_20_body">
      <style:text-properties fo:font-style="normal" fo:font-weight="normal" officeooo:rsid="0022aae2" officeooo:paragraph-rsid="002486fa" style:font-style-asian="normal" style:font-weight-asian="normal" style:font-style-complex="normal" style:font-weight-complex="normal"/>
    </style:style>
    <style:style style:name="P49" style:family="paragraph" style:parent-style-name="Text_20_body">
      <style:text-properties fo:font-style="normal" fo:font-weight="normal" officeooo:rsid="0022aae2" officeooo:paragraph-rsid="002d09de" style:font-style-asian="normal" style:font-weight-asian="normal" style:font-style-complex="normal" style:font-weight-complex="normal"/>
    </style:style>
    <style:style style:name="P50" style:family="paragraph" style:parent-style-name="Text_20_body">
      <style:text-properties fo:font-style="normal" fo:font-weight="normal" officeooo:rsid="002486fa" officeooo:paragraph-rsid="002486fa" style:font-style-asian="normal" style:font-weight-asian="normal" style:font-style-complex="normal" style:font-weight-complex="normal"/>
    </style:style>
    <style:style style:name="P51" style:family="paragraph" style:parent-style-name="Text_20_body">
      <style:text-properties fo:font-style="normal" fo:font-weight="normal" officeooo:rsid="002b5f54" officeooo:paragraph-rsid="002b5f54" style:font-style-asian="normal" style:font-weight-asian="normal" style:font-style-complex="normal" style:font-weight-complex="normal"/>
    </style:style>
    <style:style style:name="P52" style:family="paragraph" style:parent-style-name="Text_20_body">
      <style:text-properties style:font-name="FreeMono" fo:font-size="10pt" officeooo:rsid="00264d33" officeooo:paragraph-rsid="00264d33" style:font-size-asian="8.75pt" style:font-size-complex="10pt"/>
    </style:style>
    <style:style style:name="P53" style:family="paragraph" style:parent-style-name="Text_20_body">
      <style:text-properties style:font-name="FreeMono" fo:font-size="10pt" officeooo:rsid="0026bc01" officeooo:paragraph-rsid="0026bc01" style:font-size-asian="8.75pt" style:font-size-complex="10pt"/>
    </style:style>
    <style:style style:name="P54" style:family="paragraph" style:parent-style-name="Text_20_body">
      <style:text-properties officeooo:rsid="002185d5" officeooo:paragraph-rsid="002185d5"/>
    </style:style>
    <style:style style:name="P55" style:family="paragraph" style:parent-style-name="Text_20_body">
      <style:text-properties officeooo:rsid="002b5f54" officeooo:paragraph-rsid="002b5f54"/>
    </style:style>
    <style:style style:name="P56" style:family="paragraph" style:parent-style-name="Text_20_body">
      <style:text-properties fo:font-weight="bold" officeooo:rsid="00240d25" officeooo:paragraph-rsid="002b5f54" style:font-weight-asian="bold" style:font-weight-complex="bold"/>
    </style:style>
    <style:style style:name="P57" style:family="paragraph" style:parent-style-name="Text_20_body">
      <style:text-properties officeooo:rsid="0022aae2" officeooo:paragraph-rsid="002b5f54"/>
    </style:style>
    <style:style style:name="P58" style:family="paragraph" style:parent-style-name="Text_20_body">
      <style:text-properties officeooo:rsid="0022aae2" officeooo:paragraph-rsid="002d09de"/>
    </style:style>
    <style:style style:name="P59" style:family="paragraph" style:parent-style-name="Text_20_body">
      <style:text-properties officeooo:rsid="0022aae2" officeooo:paragraph-rsid="002eafd2"/>
    </style:style>
    <style:style style:name="P60" style:family="paragraph" style:parent-style-name="Heading_20_3">
      <style:text-properties officeooo:rsid="001f0824" officeooo:paragraph-rsid="001f0824"/>
    </style:style>
    <style:style style:name="P61" style:family="paragraph" style:parent-style-name="Heading_20_2">
      <style:text-properties officeooo:rsid="001ebcf2" officeooo:paragraph-rsid="001f0824"/>
    </style:style>
    <style:style style:name="P62" style:family="paragraph" style:parent-style-name="Heading_20_2">
      <style:text-properties style:font-name="Liberation Serif" officeooo:rsid="001ebcf2" officeooo:paragraph-rsid="00206d67"/>
    </style:style>
    <style:style style:name="P63" style:family="paragraph" style:parent-style-name="Heading_20_2">
      <style:text-properties officeooo:rsid="00249d51" officeooo:paragraph-rsid="00249d51"/>
    </style:style>
    <style:style style:name="P64" style:family="paragraph" style:parent-style-name="Heading_20_2">
      <style:text-properties officeooo:rsid="00264d33" officeooo:paragraph-rsid="00264d33"/>
    </style:style>
    <style:style style:name="P65" style:family="paragraph" style:parent-style-name="Heading_20_2">
      <style:text-properties officeooo:paragraph-rsid="00249d51"/>
    </style:style>
    <style:style style:name="T1" style:family="text">
      <style:text-properties style:font-name="FreeMono"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240d25" style:font-weight-asian="bold" style:font-weight-complex="bold"/>
    </style:style>
    <style:style style:name="T4" style:family="text">
      <style:text-properties fo:font-weight="bold" officeooo:rsid="0024837a" style:font-weight-asian="bold" style:font-weight-complex="bold"/>
    </style:style>
    <style:style style:name="T5" style:family="text">
      <style:text-properties fo:font-weight="bold" officeooo:rsid="00264d3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40d25" style:font-weight-asian="normal" style:font-weight-complex="normal"/>
    </style:style>
    <style:style style:name="T8" style:family="text">
      <style:text-properties fo:font-weight="normal" officeooo:rsid="0022aae2" style:font-weight-asian="normal" style:font-weight-complex="normal"/>
    </style:style>
    <style:style style:name="T9" style:family="text">
      <style:text-properties officeooo:rsid="00206d67"/>
    </style:style>
    <style:style style:name="T10" style:family="text">
      <style:text-properties officeooo:rsid="0022aae2"/>
    </style:style>
    <style:style style:name="T11" style:family="text">
      <style:text-properties officeooo:rsid="00240d25"/>
    </style:style>
    <style:style style:name="T12" style:family="text">
      <style:text-properties officeooo:rsid="0024837a"/>
    </style:style>
    <style:style style:name="T13" style:family="text">
      <style:text-properties officeooo:rsid="00264d33"/>
    </style:style>
    <style:style style:name="T14" style:family="text">
      <style:text-properties officeooo:rsid="002185d5"/>
    </style:style>
    <style:style style:name="T15" style:family="text">
      <style:text-properties officeooo:rsid="002b5f54"/>
    </style:style>
    <style:style style:name="T16" style:family="text">
      <style:text-properties fo:font-style="normal" fo:font-weight="normal" officeooo:rsid="002b5f54" style:font-style-asian="normal" style:font-weight-asian="normal" style:font-style-complex="normal" style:font-weight-complex="normal"/>
    </style:style>
    <style:style style:name="T17" style:family="text">
      <style:text-properties officeooo:rsid="00249d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ypoScript Config für Import Export</text:p>
      <text:p text:style-name="P1"/>
      <text:h text:style-name="Heading_20_1" text:outline-level="1">DataSourceDynamicRepository </text:h>
      <text:h text:style-name="Heading_20_3" text:outline-level="3">class </text:h>
      <text:p text:style-name="P1">Die Zeilentity die geladen werden soll mit vollem Klassennamen</text:p>
      <text:p text:style-name="P1"/>
      <text:p text:style-name="P3">source {</text:p>
      <text:p text:style-name="P3"><text:s text:c="4"/>class = CPSIT\T3importExport\Persistence\DataSourceDynamicRepository</text:p>
      <text:p text:style-name="P3"><text:s text:c="4"/>config {</text:p>
      <text:p text:style-name="P3"><text:s text:c="8"/>class = CPSIT\IhkofEvents\Domain\Model\Schedule</text:p>
      <text:p text:style-name="P1"/>
      <text:p text:style-name="P1">Die Ziel Entity Klasse kann eine Beliebige Entity auf den System sein. Hier ist zwingend notwendig das eine Repository Klasse zu dieser Entity Existert </text:p>
      <text:p text:style-name="P1">im Beispiel ' CPSIT\IhkofEvents\Domain\Model\Schedule' muss die Repository Datei unter ' CPSIT\IhkofEvents\Domain\Repository\ScheduleRepository' Liegen</text:p>
      <text:p text:style-name="P2"/>
      <text:h text:style-name="Heading_20_3" text:outline-level="3">constraints </text:h>
      <text:p text:style-name="P1">Logische bedingunen die, in zb. SQL, zu einer WHERE bedingung gebaut werden.</text:p>
      <text:p text:style-name="P1"/>
      <text:p text:style-name="P3">constraints {</text:p>
      <text:p text:style-name="P3"><text:s text:c="4"/>AND {</text:p>
      <text:p text:style-name="P3"><text:s text:c="8"/>greaterThan {</text:p>
      <text:p text:style-name="P3"><text:s text:c="12"/>date = NOW</text:p>
      <text:p text:style-name="P3"><text:s text:c="8"/>}</text:p>
      <text:p text:style-name="P3"><text:s text:c="8"/>equals {</text:p>
      <text:p text:style-name="P3"><text:s text:c="12"/>event\.eventType = 2</text:p>
      <text:p text:style-name="P3"><text:s text:c="8"/>}</text:p>
      <text:p text:style-name="P3"><text:s text:c="8"/>in {</text:p>
      <text:p text:style-name="P3"><text:s text:c="12"/>uid = 1,2,3,4,5,6</text:p>
      <text:p text:style-name="P3"><text:s text:c="8"/>}</text:p>
      <text:p text:style-name="P3"><text:s text:c="8"/>contains {</text:p>
      <text:p text:style-name="P3"><text:s text:c="12"/>headline = missing dog</text:p>
      <text:p text:style-name="P3"><text:s text:c="8"/>}</text:p>
      <text:p text:style-name="P3"><text:s text:c="8"/>OR {</text:p>
      <text:p text:style-name="P3"><text:s text:c="12"/>NOT {</text:p>
      <text:p text:style-name="P3"><text:s text:c="16"/>equals {</text:p>
      <text:p text:style-name="P3"><text:s text:c="20"/>pid <text:s/>= 1</text:p>
      <text:p text:style-name="P3"><text:s text:c="16"/>}</text:p>
      <text:p text:style-name="P3"><text:s text:c="12"/>}</text:p>
      <text:p text:style-name="P3"><text:s text:c="12"/>like {</text:p>
      <text:p text:style-name="P3"><text:s text:c="16"/>title = %My Dog is Big%</text:p>
      <text:p text:style-name="P3"><text:s text:c="12"/>}</text:p>
      <text:p text:style-name="P3"><text:s text:c="8"/>}</text:p>
      <text:p text:style-name="P3"><text:s text:c="4"/>}</text:p>
      <text:p text:style-name="P3">}</text:p>
      <text:p text:style-name="P1"><text:span text:style-name="T2">LOGICAL CONJUNCTION</text:span> sind</text:p>
      <text:p text:style-name="P1"/>
      <text:p text:style-name="P1">AND</text:p>
      <text:p text:style-name="P1">OR</text:p>
      <text:p text:style-name="P1">NOT</text:p>
      <text:p text:style-name="P1"/>
      <text:p text:style-name="P40"/>
      <text:p text:style-name="P40"/>
      <text:p text:style-name="P40"/>
      <text:p text:style-name="P1"><text:soft-page-break/><text:span text:style-name="T2">LOGICAL CRITERION</text:span> sind </text:p>
      <text:p text:style-name="P1"/>
      <text:p text:style-name="P1">equals</text:p>
      <text:p text:style-name="P1">contains</text:p>
      <text:p text:style-name="P1">like</text:p>
      <text:p text:style-name="P1">in</text:p>
      <text:p text:style-name="P1"/>
      <text:p text:style-name="P1">greaterThan</text:p>
      <text:p text:style-name="P1">lessThan</text:p>
      <text:p text:style-name="P1">greaterThanOrEquals</text:p>
      <text:p text:style-name="P1">lessThanOrEquals</text:p>
      <text:p text:style-name="P1"/>
      <text:p text:style-name="P1"><text:span text:style-name="T2">PLACEHOLDER</text:span> sind </text:p>
      <text:p text:style-name="P1"/>
      <text:p text:style-name="P1">NOW - aktueller unix timestamp</text:p>
      <text:p text:style-name="P1"/>
      <text:p text:style-name="P1">groß und Kleinschreibung ist egal. Alles was in ein LOGISCHEN NOT steht wird verneint, auch unterelemente in LOGISCHEN AND und LOGISCHEN OR, LOGICAL CONJUNCTION werden selber nicht verneint sondern nur LOGICAL CRITERION.</text:p>
      <text:p text:style-name="P1">ein LOGISCHES NOT in ein LOGISCHEN NOT hebt die Negierung für LOGICAL CRITERION wieder auf, usw...</text:p>
      <text:h text:style-name="Heading_20_3" text:outline-level="3"/>
      <text:h text:style-name="Heading_20_3" text:outline-level="3">storagePids</text:h>
      <text:p text:style-name="P1"/>
      <text:p text:style-name="P1">Eine Komma Seperierte Liste aus aus PageIds welche als StoragePids bei der Abfrage gesetzt werden. </text:p>
      <text:p text:style-name="P1">Wenn dieser eintrag fehlt oder Leer gelassen wird, wird die StoragePage nicht Respektiert beim abfragen und es werden alle Datensätze des Systems einbezogen.</text:p>
      <text:p text:style-name="P1"/>
      <text:p text:style-name="P1"/>
      <text:h text:style-name="Heading_20_3" text:outline-level="3">limit </text:h>
      <text:p text:style-name="P1"/>
      <text:p text:style-name="P1">Wieviele Datensätze geladen werden sollen.</text:p>
      <text:p text:style-name="P1"/>
      <text:p text:style-name="P1"/>
      <text:h text:style-name="Heading_20_3" text:outline-level="3">offset</text:h>
      <text:p text:style-name="P1"/>
      <text:p text:style-name="P1">wieviele Datensätze übersprungen werden sollen</text:p>
      <text:p text:style-name="P1"/>
      <text:p text:style-name="P1"/>
      <text:p text:style-name="P1"/>
      <text:p text:style-name="P1"/>
      <text:p text:style-name="P1"/>
      <text:p text:style-name="P1"/>
      <text:p text:style-name="P1"/>
      <text:p text:style-name="P1"/>
      <text:p text:style-name="P1"/>
      <text:p text:style-name="P1"/>
      <text:h text:style-name="P61" text:outline-level="2"><text:soft-page-break/>PreProcessor – PerformanceToKursnetArray</text:h>
      <text:p text:style-name="P7"/>
      <text:h text:style-name="P60" text:outline-level="3">Class</text:h>
      <text:p text:style-name="P8">Prüft ob der Record vom Typ <text:s/><text:span text:style-name="T2">CLASS </text:span><text:span text:style-name="T6">ist, andernfalls wird das mapping nicht ausgeführt.</text:span></text:p>
      <text:p text:style-name="P9">fields {</text:p>
      <text:p text:style-name="P9"><text:s text:c="4"/>SUPPLIER_ID_REF = 12345</text:p>
      <text:p text:style-name="P9">}</text:p>
      <text:p text:style-name="P9"/>
      <text:h text:style-name="P62" text:outline-level="2">PreProcessor – <text:span text:style-name="T9">XMLMapper</text:span></text:h>
      <text:p text:style-name="P15"/>
      <text:h text:style-name="Heading_20_3" text:outline-level="3">Config Fields</text:h>
      <text:p text:style-name="P11">config.fields {</text:p>
      <text:p text:style-name="P11"><text:s text:c="4"/>mode = @attribute</text:p>
      <text:p text:style-name="P11"><text:s text:c="4"/>SUPPLIER_ID_REF {</text:p>
      <text:p text:style-name="P11"><text:s text:c="8"/>type = @attribute</text:p>
      <text:p text:style-name="P11"><text:s text:c="8"/>content = @value</text:p>
      <text:p text:style-name="P11"><text:s text:c="4"/>}</text:p>
      <text:p text:style-name="P12"><text:span text:style-name="T9"><text:s text:c="4"/></text:span>static {</text:p>
      <text:p text:style-name="P12"><text:span text:style-name="T9"><text:s text:c="8"/></text:span>mapTo = statistic</text:p>
      <text:p text:style-name="P12"><text:span text:style-name="T9"><text:s text:c="8"/></text:span>someField = @attribute</text:p>
      <text:p text:style-name="P12"><text:span text:style-name="T9"><text:s text:c="4"/></text:span>}</text:p>
      <text:p text:style-name="P12"><text:span text:style-name="T9"><text:s text:c="4"/></text:span>performances {</text:p>
      <text:p text:style-name="P12"><text:span text:style-name="T9"><text:s text:c="8"/></text:span>mapTo = schedules</text:p>
      <text:p text:style-name="P12"><text:span text:style-name="T9"><text:s text:c="8"/></text:span>children {</text:p>
      <text:p text:style-name="P12"><text:span text:style-name="T9"><text:s text:c="12"/></text:span>mapTo = schedule</text:p>
      <text:p text:style-name="P12"><text:span text:style-name="T9"><text:s text:c="12"/></text:span>location = @attribute</text:p>
      <text:p text:style-name="P12"><text:span text:style-name="T9"><text:s text:c="12"/></text:span>publishers {</text:p>
      <text:p text:style-name="P12"><text:span text:style-name="T9"><text:s text:c="16"/></text:span>mapTo = authors</text:p>
      <text:p text:style-name="P12"><text:span text:style-name="T9"><text:s text:c="16"/></text:span>children {</text:p>
      <text:p text:style-name="P12"><text:span text:style-name="T9"><text:s text:c="20"/></text:span>mapTo = author</text:p>
      <text:p text:style-name="P12"><text:span text:style-name="T9"><text:s text:c="20"/></text:span>pubId = @attribute</text:p>
      <text:p text:style-name="P12"><text:span text:style-name="T9"><text:s text:c="16"/></text:span>}</text:p>
      <text:p text:style-name="P12"><text:span text:style-name="T9"><text:s text:c="12"/></text:span>}</text:p>
      <text:p text:style-name="P12"><text:span text:style-name="T9"><text:s text:c="8"/></text:span>}</text:p>
      <text:p text:style-name="P12"><text:span text:style-name="T9"><text:s text:c="4"/></text:span>}</text:p>
      <text:p text:style-name="P11">}</text:p>
      <text:p text:style-name="P11"><text:soft-page-break/></text:p>
      <text:p text:style-name="P16">XMLMapper ist dafür zuständig meta informationen für den Parser bereitzustellen</text:p>
      <text:p text:style-name="P16"/>
      <text:h text:style-name="Heading_20_3" text:outline-level="3">KeyWords</text:h>
      <text:p text:style-name="Text_20_body"/>
      <text:p text:style-name="P20">arrayKey = <text:span text:style-name="T2">@attribute</text:span></text:p>
      <text:p text:style-name="P20"><text:span text:style-name="T2">mapTo</text:span> = newStringName</text:p>
      <text:p text:style-name="P20">arrayKey = <text:span text:style-name="T2">@value</text:span></text:p>
      <text:p text:style-name="P55"><text:span text:style-name="T14">arrayKey</text:span> = <text:span text:style-name="T2">@separateRow</text:span></text:p>
      <text:p text:style-name="P20"><text:span text:style-name="T2">children</text:span> {}</text:p>
      <text:p text:style-name="P20"/>
      <text:p text:style-name="P20"><text:span text:style-name="T2">@attribute</text:span> ist dafür zuständig ein wert <text:span text:style-name="T10">des</text:span> array<text:span text:style-name="T10">Keys</text:span> als Attribut des Darüberliegenden <text:span text:style-name="T10">Array-</text:span>Nodes <text:span text:style-name="T10">zu deklarieren.</text:span> </text:p>
      <text:p text:style-name="P24">Array: </text:p>
      <text:p text:style-name="P21">$array [</text:p>
      <text:p text:style-name="P21"><text:tab/>primaryNode =&gt; [</text:p>
      <text:p text:style-name="P21"><text:s text:c="21"/>id =&gt; 12345</text:p>
      <text:p text:style-name="P21"><text:s text:c="21"/>content =&gt; my Dog is a Hairy Beast!</text:p>
      <text:p text:style-name="P21"><text:s text:c="12"/>]</text:p>
      <text:p text:style-name="P21">]</text:p>
      <text:p text:style-name="P24">TypoScript: </text:p>
      <text:p text:style-name="P21">config.fields {</text:p>
      <text:p text:style-name="P21"><text:tab/> primaryNode {</text:p>
      <text:p text:style-name="P21"><text:tab/><text:tab/>id = <text:span text:style-name="T2">@attribute</text:span></text:p>
      <text:p text:style-name="P21"><text:tab/>}</text:p>
      <text:p text:style-name="P21">}</text:p>
      <text:p text:style-name="P24">Output: </text:p>
      <text:p text:style-name="P21">&lt;primaryNode id=“12345“&gt;</text:p>
      <text:p text:style-name="P21"><text:tab/>&lt;content&gt;my Dog is a Hairy Beast!&lt;/content&gt;</text:p>
      <text:p text:style-name="P21">&lt;/primaryNode&gt;</text:p>
      <text:p text:style-name="P21"/>
      <text:p text:style-name="P21"><text:soft-page-break/></text:p>
      <text:p text:style-name="P24">mapTo <text:span text:style-name="T6">bennet den jeweiligen arrayKey um. Der Value wird hier nicht verändert.</text:span></text:p>
      <text:p text:style-name="P24">Array: </text:p>
      <text:p text:style-name="P27">gleiches wie bei @attribute</text:p>
      <text:p text:style-name="P24">TypoScript: </text:p>
      <text:p text:style-name="P22">config.fields {</text:p>
      <text:p text:style-name="P22"><text:tab/> primaryNode {</text:p>
      <text:p text:style-name="P22"><text:tab/><text:tab/><text:span text:style-name="T3">mapTo</text:span> = <text:span text:style-name="T11">missingDog</text:span></text:p>
      <text:p text:style-name="P22"><text:tab/><text:tab/>id = @attribute</text:p>
      <text:p text:style-name="P22"><text:tab/><text:tab/> content <text:span text:style-name="T11">{</text:span></text:p>
      <text:p text:style-name="P22"><text:tab/><text:tab/><text:tab/><text:span text:style-name="T3">mapTo</text:span><text:span text:style-name="T11"> = description</text:span></text:p>
      <text:p text:style-name="P42"><text:tab/><text:tab/>}</text:p>
      <text:p text:style-name="P22"><text:tab/>}</text:p>
      <text:p text:style-name="P22">}</text:p>
      <text:p text:style-name="P24">Output: </text:p>
      <text:p text:style-name="P22">&lt;<text:span text:style-name="T11">missingDog</text:span> id=“12345“&gt;</text:p>
      <text:p text:style-name="P22"><text:tab/>&lt;<text:span text:style-name="T11">description</text:span>&gt;my Dog is a Hairy Beast!&lt;/<text:span text:style-name="T11">description</text:span>&gt;</text:p>
      <text:p text:style-name="P26"><text:span text:style-name="T6">&lt;/</text:span><text:span text:style-name="T7">missingDog</text:span><text:span text:style-name="T6">&gt;</text:span></text:p>
      <text:p text:style-name="P24">@value <text:span text:style-name="T6">definiert den Content eines Nodes</text:span></text:p>
      <text:p text:style-name="P25">Array: </text:p>
      <text:p text:style-name="P44">gleiches wie bei @attribute</text:p>
      <text:p text:style-name="P28">TypoScript: </text:p>
      <text:p text:style-name="P23">config.fields {</text:p>
      <text:p text:style-name="P23"><text:tab/> primaryNode {</text:p>
      <text:p text:style-name="P23"><text:tab/><text:tab/><text:span text:style-name="T7">mapTo</text:span> = <text:span text:style-name="T11">missingDog</text:span></text:p>
      <text:p text:style-name="P23"><text:tab/><text:tab/>id = @attribute</text:p>
      <text:p text:style-name="P23"><text:tab/><text:tab/> content <text:s/><text:span text:style-name="T12">= @</text:span><text:span text:style-name="T4">value</text:span></text:p>
      <text:p text:style-name="P23"><text:tab/>}</text:p>
      <text:p text:style-name="P45">}</text:p>
      <text:p text:style-name="P30">Output:</text:p>
      <text:p text:style-name="P30"><text:span text:style-name="T6">&lt;</text:span><text:span text:style-name="T7">missingDog </text:span><text:span text:style-name="T6">id=“12345“&gt;</text:span><text:span text:style-name="T8">my Dog is a Hairy Beast!</text:span><text:span text:style-name="T6">&lt;/ </text:span><text:span text:style-name="T7">missingDog</text:span><text:span text:style-name="T6">&gt;</text:span></text:p>
      <text:p text:style-name="P30"><text:soft-page-break/>children <text:span text:style-name="T6">ist für den Mapper die anweisung das sich auf dieser Ebene mehrere Elemente befinden (liste) die alle gleich behandelt werden sollen.</text:span></text:p>
      <text:p text:style-name="P25">Array: </text:p>
      <text:p text:style-name="P23">$array [</text:p>
      <text:p text:style-name="P23"><text:tab/><text:span text:style-name="T12">dogs</text:span> =&gt; [</text:p>
      <text:p text:style-name="P23"><text:s text:c="21"/><text:span text:style-name="T12">0 =&gt; [</text:span></text:p>
      <text:p text:style-name="P23"><text:tab/><text:tab/><text:tab/><text:span text:style-name="T12">id =&gt; 1</text:span></text:p>
      <text:p text:style-name="P23"><text:tab/><text:tab/><text:tab/><text:span text:style-name="T12">name =&gt; CptnFluffy</text:span></text:p>
      <text:p text:style-name="P46"><text:tab/><text:tab/>],</text:p>
      <text:p text:style-name="P23"><text:tab/><text:tab/><text:span text:style-name="T12">1 =&gt; [</text:span></text:p>
      <text:p text:style-name="P23"><text:tab/><text:tab/><text:tab/><text:span text:style-name="T12">id =&gt; 2</text:span></text:p>
      <text:p text:style-name="P23"><text:tab/><text:tab/><text:tab/><text:span text:style-name="T12">name =&gt; Muffles the Village Destroyer</text:span></text:p>
      <text:p text:style-name="P46"><text:tab/><text:tab/>]</text:p>
      <text:p text:style-name="P23"><text:s text:c="12"/>]</text:p>
      <text:p text:style-name="P47">]</text:p>
      <text:p text:style-name="P29">TypoScript:</text:p>
      <text:p text:style-name="P48">config.fields {</text:p>
      <text:p text:style-name="P32"><text:tab/>dogs {</text:p>
      <text:p text:style-name="P32"><text:tab/><text:tab/>mapTo = missingDogs</text:p>
      <text:p text:style-name="P31"><text:span text:style-name="T6"><text:tab/><text:tab/></text:span>children<text:span text:style-name="T6"> {</text:span></text:p>
      <text:p text:style-name="P32"><text:tab/><text:tab/><text:tab/>mapTo = dog</text:p>
      <text:p text:style-name="P32"><text:tab/><text:tab/><text:tab/>id = @attribute</text:p>
      <text:p text:style-name="P32"><text:tab/><text:tab/><text:tab/>name = @value</text:p>
      <text:p text:style-name="P32"><text:tab/><text:tab/>}</text:p>
      <text:p text:style-name="P32"><text:tab/>}</text:p>
      <text:p text:style-name="P32">}</text:p>
      <text:p text:style-name="P31">Output: </text:p>
      <text:p text:style-name="P32">&lt;missingDogs&gt;</text:p>
      <text:p text:style-name="P32"><text:tab/>&lt;dog id=“1“&gt;<text:span text:style-name="T12">CptnFluffy</text:span>&lt;/dog&gt;</text:p>
      <text:p text:style-name="P32"><text:tab/>&lt;dog id=“2“&gt;<text:span text:style-name="T12">Muffles the Village Destroyer</text:span>&lt;/dog&gt;</text:p>
      <text:p text:style-name="P32">&lt;/missingDogs&gt;</text:p>
      <text:p text:style-name="P51"><text:soft-page-break/><text:span text:style-name="T2">@separateRow</text:span> sorgt dafür das ein eine Liste nicht gewarpt wird.</text:p>
      <text:p text:style-name="P56">Array: </text:p>
      <text:p text:style-name="P57">$array [</text:p>
      <text:p text:style-name="P57"><text:tab/><text:span text:style-name="T15">dogSettings [</text:span></text:p>
      <text:p text:style-name="P41"><text:span text:style-name="T15"><text:tab/><text:tab/>breed</text:span> =&gt; [</text:p>
      <text:p text:style-name="P57"><text:span text:style-name="T15"><text:tab/><text:tab/><text:tab/>0 =&gt; ‘Beagle‘,</text:span></text:p>
      <text:p text:style-name="P57"><text:tab/><text:tab/><text:tab/><text:span text:style-name="T15">1 =&gt; ‘German Shepherd‘,</text:span></text:p>
      <text:p text:style-name="P57"><text:tab/><text:tab/><text:tab/><text:span text:style-name="T15">2 =&gt; ‘Bulldog‘</text:span></text:p>
      <text:p text:style-name="P57"><text:s text:c="12"/><text:tab/>]</text:p>
      <text:p text:style-name="P57"><text:span text:style-name="T15"><text:tab/>]</text:span></text:p>
      <text:p text:style-name="P57">]</text:p>
      <text:p text:style-name="P56">TypoScript: </text:p>
      <text:p text:style-name="P57">config.fields {</text:p>
      <text:p text:style-name="P58"><text:tab/> <text:span text:style-name="T15">dogSettings {</text:span></text:p>
      <text:p text:style-name="P58"><text:tab/><text:tab/><text:span text:style-name="T15">breed= <text:s/></text:span><text:span text:style-name="T16">@separateRow</text:span></text:p>
      <text:p text:style-name="P58"><text:span text:style-name="T15"><text:tab/>}</text:span></text:p>
      <text:p text:style-name="P57">}</text:p>
      <text:p text:style-name="P56">Output: </text:p>
      <text:p text:style-name="P58">&lt; <text:span text:style-name="T15">dogSettings</text:span>&gt;</text:p>
      <text:p text:style-name="P59"><text:tab/>&lt;<text:span text:style-name="T15">breed</text:span>&gt;<text:span text:style-name="T15">Beagle</text:span>&lt;/<text:span text:style-name="T15">breed</text:span>&gt;</text:p>
      <text:p text:style-name="P59"><text:tab/>&lt;<text:span text:style-name="T15">breed</text:span>&gt;<text:span text:style-name="T15">German Shepherd</text:span>&lt;/<text:span text:style-name="T15">breed</text:span>&gt;</text:p>
      <text:p text:style-name="P59"><text:tab/>&lt;<text:span text:style-name="T15">breed</text:span>&gt;<text:span text:style-name="T15">Bulldog</text:span>&lt;/<text:span text:style-name="T15">breed</text:span>&gt;</text:p>
      <text:p text:style-name="P49">&lt;/<text:span text:style-name="T15">dogSettings</text:span>&gt;</text:p>
      <text:p text:style-name="P32"/>
      <text:p text:style-name="P32">Die TypoScript Einstellungen werden als Meta Informationen an den Record gehangen und erst zu einem späterem Zeitpunt Ausgewertet. (ArrayToXMLStream)</text:p>
      <text:p text:style-name="P32"/>
      <text:h text:style-name="P63" text:outline-level="2"><text:soft-page-break/></text:h>
      <text:h text:style-name="P65" text:outline-level="2"><text:span text:style-name="T17">Conveter – ArrayToXMLStream</text:span></text:h>
      <text:p text:style-name="P34">Convertiert ein Array Record zu ein XMLStream und gibt ein Objekt der <text:span text:style-name="T2">TargetClass</text:span> zurück, <text:span text:style-name="T13">wenn die </text:span><text:span text:style-name="T5">TargetClass</text:span><text:span text:style-name="T13"> das Interface DataStreamInterface implementiert, andernfals wird der </text:span>XMLStream <text:span text:style-name="T13">direkt zurückgegeben</text:span>.</text:p>
      <text:p text:style-name="P34"><text:span text:style-name="T13">DataStreamInterface implementiert ein </text:span><text:span text:style-name="T5">StreamBuffer</text:span><text:span text:style-name="T13"> in der </text:span><text:span text:style-name="T5">TargetClass</text:span><text:span text:style-name="T13"> worin der </text:span><text:span text:style-name="T5">XMLStream</text:span><text:span text:style-name="T13"> hinterlegt wird.</text:span></text:p>
      <text:p text:style-name="P33">Jeder Record wird in ein Element geschachtelt welches man über den <text:span text:style-name="T2">nodeName </text:span><text:span text:style-name="T6">im typoScript geändert werden kann. Standard ist “</text:span><text:span text:style-name="T2">row</text:span><text:span text:style-name="T6">“</text:span></text:p>
      <text:p text:style-name="P43"/>
      <text:h text:style-name="P64" text:outline-level="2">Target – DataTargetXMLStream</text:h>
      <text:p text:style-name="P35"/>
      <text:p text:style-name="P36">Erwartet ein objekt von Typ DataStream.</text:p>
      <text:p text:style-name="P36">DataTargetXMLStream erzeugt aus den DataStream‘s eine Finale XML die entweder in ein TempFile oder Direkt in den output stream von PHP geschrieben wird.</text:p>
      <text:p text:style-name="P37">Der Schreibprozess ist Record basiert und schreibt direkt jeden Record weg sobald er ihn erhält somit wird der Speicher geschonnt.</text:p>
      <text:h text:style-name="Heading_20_3" text:outline-level="3">config</text:h>
      <text:p text:style-name="P37">Ausgabe im TempFile im typo3temp</text:p>
      <text:p text:style-name="P52">output = file</text:p>
      <text:p text:style-name="P18">Ausgabe direkt in php://output</text:p>
      <text:p text:style-name="P52">output = direct </text:p>
      <text:p text:style-name="P18">Löscht den Steam buffer des jeweiligen <text:span text:style-name="T13">DataStream </text:span>direkt nach den Schreibprozess (Speicher Optimierung)</text:p>
      <text:p text:style-name="P53">flush = true</text:p>
      <text:p text:style-name="P4">Template vs. Dynamic</text:p>
      <text:p text:style-name="P37">Es ist möglich den XML körper als Template zu hinterlegen oder Direct Dynamisch zu genierieren.</text:p>
      <text:p text:style-name="P5">Dynamic </text:p>
      <text:p text:style-name="P38">Hier wird der Header definiert der in die erste zeile der Datei geschrieben wird</text:p>
      <text:p text:style-name="P10">header = &lt;?xml version="1.0" encoding="UTF-8" standalone="yes"?&gt;</text:p>
      <text:p text:style-name="P17">der Name des Obersten Elementes</text:p>
      <text:p text:style-name="P10">rootNodeName = root</text:p>
      <text:p text:style-name="P19"><text:soft-page-break/>Attribute des Obersten Elementes</text:p>
      <text:p text:style-name="P10">rootAttributes {</text:p>
      <text:p text:style-name="P38"><text:span text:style-name="T1"><text:tab/>xmlns:xsi = </text:span><text:a xlink:type="simple" xlink:href="http://www.w3.org/2001/XMLSchema-instance" text:style-name="Internet_20_link" text:visited-style-name="Visited_20_Internet_20_Link"><text:span text:style-name="T1">http://www.w3.org/2001/XMLSchema-instance</text:span></text:a></text:p>
      <text:p text:style-name="P10"><text:tab/>version = 1.1</text:p>
      <text:p text:style-name="P10"><text:tab/>xsi:noNamespaceSchemaLocation = openQ-cat.V1.1.xsd</text:p>
      <text:p text:style-name="P10"><text:tab/>fancyKey = value</text:p>
      <text:p text:style-name="P10">}</text:p>
      <text:p text:style-name="P6">Template</text:p>
      <text:p text:style-name="P39">das Template ist die Bequemste und Variabelste Methode eine XML zu generieren besonders wenn sehr viel statischer Inhalt vorhanden ist.</text:p>
      <text:p text:style-name="P39"/>
      <text:p text:style-name="P39">Hier wird der Pfad zum Template definiert</text:p>
      <text:p text:style-name="P13">template = EXT:t3import_export/Resources/Public/Template/skeleton.tpl.xml</text:p>
      <text:p text:style-name="P39">Hier werden im Template platzhalter Definiert “{{platzhalter}}“ die dann beim schreiben mit content ausgetauscht werden.</text:p>
      <text:p text:style-name="P14">templateReplace {</text:p>
      <text:p text:style-name="P14"><text:s text:c="4"/>currentTime = NOW</text:p>
      <text:p text:style-name="P14"><text:s text:c="4"/>supplierId = 32248</text:p>
      <text:p text:style-name="P14">}</text:p>
      <text:p text:style-name="P39">Es gibt aktuell eine Statische Konstante “NOW“ hier wird in das aktuelle Datum in ein W3C conformes Datum convertiert und ausgtauscht</text:p>
      <text:p text:style-name="P39">der {{content}} platzhalter ist EXTREM WICHTIG er definiert worin der DataStream buffer geschrieben wird. Dieser Platzhalter darf nicht in templateReplace benutzt werden. Desweiteren MUSS dieser Platzhalter genau einmal (und nicht mehrmals) vork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7T10:53:44.596725743</meta:creation-date>
    <dc:date>2016-07-27T17:17:22.551796353</dc:date>
    <meta:editing-duration>PT7M17S</meta:editing-duration>
    <meta:editing-cycles>5</meta:editing-cycles>
    <meta:generator>LibreOffice/5.1.4.2$Linux_X86_64 LibreOffice_project/10m0$Build-2</meta:generator>
    <meta:document-statistic meta:table-count="0" meta:image-count="0" meta:object-count="0" meta:page-count="9" meta:paragraph-count="244" meta:word-count="962" meta:character-count="7231" meta:non-whitespace-character-count="5785"/>
  </office:meta>
</office:document-meta>
</file>